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D0000023DA66F447E0A984C0C.png" manifest:media-type="image/png"/>
  <manifest:file-entry manifest:full-path="Pictures/1000020100000278000002D01923382824769C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Standard">
        <draw:frame draw:name="Image 7" draw:style-name="gr1" draw:text-style-name="P1" draw:layer="layout" svg:width="15.361cm" svg:height="17.5cm" svg:x="13.2cm" svg:y="2.2cm">
          <draw:image xlink:href="Pictures/1000020100000278000002D01923382824769C72.png" xlink:type="simple" xlink:show="embed" xlink:actuate="onLoad" loext:mime-type="image/png">
            <text:p/>
          </draw:image>
        </draw:frame>
        <draw:frame draw:name="Image 8" draw:style-name="gr1" draw:text-style-name="P1" draw:layer="layout" svg:width="10.7cm" svg:height="18.335cm" svg:x="1.5cm" svg:y="1.6cm">
          <draw:image xlink:href="Pictures/100002010000029D0000023DA66F447E0A984C0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23:15:05.590996161</meta:creation-date>
    <dc:date>2022-07-13T23:17:20.817310990</dc:date>
    <meta:editing-duration>PT2M15S</meta:editing-duration>
    <meta:editing-cycles>1</meta:editing-cycles>
    <meta:document-statistic meta:object-count="2"/>
    <meta:generator>LibreOffice/6.4.7.2$Linux_X86_64 LibreOffice_project/40$Build-2</meta:generator>
  </office:meta>
</office:document-meta>
</file>